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7pt" svg:height="255.26pt" svg:x="8.56pt" svg:y="129.51pt">
            <loext:p draw:notify-on-update-of-ranges="Sheet1.A2:Sheet1.A9 Sheet1.B1:Sheet1.B1 Sheet1.B2:Sheet1.B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5.19pt" svg:y="129.34pt">
            <loext:p draw:notify-on-update-of-ranges="Sheet1.A2:Sheet1.A9 Sheet1.E1:Sheet1.E1 Sheet1.E2:Sheet1.E9 Sheet1.F1:Sheet1.F1 Sheet1.F2:Sheet1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4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Init. Time Software(sec)</text:p>
          </table:table-cell>
          <table:table-cell table:style-name="ce1" office:value-type="string" calcext:value-type="string">
            <text:p>Init. Time Glsl(sec)</text:p>
          </table:table-cell>
          <table:table-cell table:style-name="ce1" office:value-type="string" calcext:value-type="string">
            <text:p>Init. Time Difference</text:p>
          </table:table-cell>
          <table:table-cell table:style-name="ce1" office:value-type="string" calcext:value-type="string">
            <text:p>Post Time Software(sec)</text:p>
          </table:table-cell>
          <table:table-cell table:style-name="ce1" office:value-type="string" calcext:value-type="string">
            <text:p>Post Time Glsl(sec)</text:p>
          </table:table-cell>
          <table:table-cell table:style-name="ce1" office:value-type="string" calcext:value-type="string">
            <text:p>Post Time Differenc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0.033173" calcext:value-type="float">
            <text:p>0.033173</text:p>
          </table:table-cell>
          <table:table-cell office:value-type="float" office:value="0.002107" calcext:value-type="float">
            <text:p>0.002107</text:p>
          </table:table-cell>
          <table:table-cell table:formula="of:=[.B2]/[.C2]" office:value-type="float" office:value="15.7441860465116" calcext:value-type="float">
            <text:p>15.7441860465</text:p>
          </table:table-cell>
          <table:table-cell office:value-type="float" office:value="0.031886" calcext:value-type="float">
            <text:p>0.031886</text:p>
          </table:table-cell>
          <table:table-cell office:value-type="float" office:value="0.000145" calcext:value-type="float">
            <text:p>0.000145</text:p>
          </table:table-cell>
          <table:table-cell table:formula="of:=[.E2]/[.F2]" office:value-type="float" office:value="219.903448275862" calcext:value-type="float">
            <text:p>219.9034482759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0.031065" calcext:value-type="float">
            <text:p>0.031065</text:p>
          </table:table-cell>
          <table:table-cell office:value-type="float" office:value="0.001625" calcext:value-type="float">
            <text:p>0.001625</text:p>
          </table:table-cell>
          <table:table-cell table:formula="of:=[.B3]/[.C3]" office:value-type="float" office:value="19.1169230769231" calcext:value-type="float">
            <text:p>19.1169230769</text:p>
          </table:table-cell>
          <table:table-cell table:style-name="Default" table:formula="of:=(0.02657+0.045504+0.027122)/3" office:value-type="float" office:value="0.0330653333333333" calcext:value-type="float">
            <text:p>0.0330653333</text:p>
          </table:table-cell>
          <table:table-cell table:style-name="Default" table:formula="of:=(0.000153+0.000196+0.000125)/3" office:value-type="float" office:value="0.000158" calcext:value-type="float">
            <text:p>0.000158</text:p>
          </table:table-cell>
          <table:table-cell table:formula="of:=[.E3]/[.F3]" office:value-type="float" office:value="209.274261603375" calcext:value-type="float">
            <text:p>209.2742616034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048267" calcext:value-type="float">
            <text:p>0.048267</text:p>
          </table:table-cell>
          <table:table-cell office:value-type="float" office:value="0.001502" calcext:value-type="float">
            <text:p>0.001502</text:p>
          </table:table-cell>
          <table:table-cell table:formula="of:=[.B4]/[.C4]" office:value-type="float" office:value="32.1351531291611" calcext:value-type="float">
            <text:p>32.1351531292</text:p>
          </table:table-cell>
          <table:table-cell office:value-type="float" office:value="0.027434" calcext:value-type="float">
            <text:p>0.027434</text:p>
          </table:table-cell>
          <table:table-cell office:value-type="float" office:value="0.000246" calcext:value-type="float">
            <text:p>0.000246</text:p>
          </table:table-cell>
          <table:table-cell table:formula="of:=[.E4]/[.F4]" office:value-type="float" office:value="111.520325203252" calcext:value-type="float">
            <text:p>111.5203252033</text:p>
          </table:table-cell>
        </table:table-row>
        <table:table-row table:style-name="ro1">
          <table:table-cell office:value-type="string" calcext:value-type="string">
            <text:p>Quantization</text:p>
          </table:table-cell>
          <table:table-cell office:value-type="float" office:value="0.030073" calcext:value-type="float">
            <text:p>0.030073</text:p>
          </table:table-cell>
          <table:table-cell office:value-type="float" office:value="0.001586" calcext:value-type="float">
            <text:p>0.001586</text:p>
          </table:table-cell>
          <table:table-cell table:formula="of:=[.B5]/[.C5]" office:value-type="float" office:value="18.9615384615385" calcext:value-type="float">
            <text:p>18.9615384615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000153" calcext:value-type="float">
            <text:p>0.000153</text:p>
          </table:table-cell>
          <table:table-cell table:formula="of:=[.E5]/[.F5]" office:value-type="float" office:value="168.771241830065" calcext:value-type="float">
            <text:p>168.7712418301</text:p>
          </table:table-cell>
        </table:table-row>
        <table:table-row table:style-name="ro1">
          <table:table-cell office:value-type="string" calcext:value-type="string">
            <text:p>Histogram Strech</text:p>
          </table:table-cell>
          <table:table-cell office:value-type="float" office:value="0.032641" calcext:value-type="float">
            <text:p>0.032641</text:p>
          </table:table-cell>
          <table:table-cell office:value-type="float" office:value="0.001465" calcext:value-type="float">
            <text:p>0.001465</text:p>
          </table:table-cell>
          <table:table-cell table:formula="of:=[.B6]/[.C6]" office:value-type="float" office:value="22.2805460750853" calcext:value-type="float">
            <text:p>22.2805460751</text:p>
          </table:table-cell>
          <table:table-cell office:value-type="float" office:value="0.027856" calcext:value-type="float">
            <text:p>0.027856</text:p>
          </table:table-cell>
          <table:table-cell office:value-type="float" office:value="0.000172" calcext:value-type="float">
            <text:p>0.000172</text:p>
          </table:table-cell>
          <table:table-cell table:formula="of:=[.E6]/[.F6]" office:value-type="float" office:value="161.953488372093" calcext:value-type="float">
            <text:p>161.9534883721</text:p>
          </table:table-cell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0.122128" calcext:value-type="float">
            <text:p>0.122128</text:p>
          </table:table-cell>
          <table:table-cell office:value-type="float" office:value="0.002333" calcext:value-type="float">
            <text:p>0.002333</text:p>
          </table:table-cell>
          <table:table-cell table:formula="of:=[.B7]/[.C7]" office:value-type="float" office:value="52.3480497213888" calcext:value-type="float">
            <text:p>52.3480497214</text:p>
          </table:table-cell>
          <table:table-cell office:value-type="float" office:value="0.121427" calcext:value-type="float">
            <text:p>0.121427</text:p>
          </table:table-cell>
          <table:table-cell office:value-type="float" office:value="0.000283" calcext:value-type="float">
            <text:p>0.000283</text:p>
          </table:table-cell>
          <table:table-cell table:formula="of:=[.E7]/[.F7]" office:value-type="float" office:value="429.070671378092" calcext:value-type="float">
            <text:p>429.0706713781</text:p>
          </table:table-cell>
        </table:table-row>
        <table:table-row table:style-name="ro1">
          <table:table-cell office:value-type="string" calcext:value-type="string">
            <text:p>Sharpen</text:p>
          </table:table-cell>
          <table:table-cell office:value-type="float" office:value="0.156957" calcext:value-type="float">
            <text:p>0.156957</text:p>
          </table:table-cell>
          <table:table-cell office:value-type="float" office:value="0.002857" calcext:value-type="float">
            <text:p>0.002857</text:p>
          </table:table-cell>
          <table:table-cell table:formula="of:=[.B8]/[.C8]" office:value-type="float" office:value="54.9376968848442" calcext:value-type="float">
            <text:p>54.9376968848</text:p>
          </table:table-cell>
          <table:table-cell office:value-type="float" office:value="0.203917" calcext:value-type="float">
            <text:p>0.203917</text:p>
          </table:table-cell>
          <table:table-cell office:value-type="float" office:value="0.000262" calcext:value-type="float">
            <text:p>0.000262</text:p>
          </table:table-cell>
          <table:table-cell table:formula="of:=[.E8]/[.F8]" office:value-type="float" office:value="778.309160305344" calcext:value-type="float">
            <text:p>778.309160305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0.453276" calcext:value-type="float">
            <text:p>0.453276</text:p>
          </table:table-cell>
          <table:table-cell office:value-type="float" office:value="0.002453" calcext:value-type="float">
            <text:p>0.002453</text:p>
          </table:table-cell>
          <table:table-cell table:formula="of:=[.B9]/[.C9]" office:value-type="float" office:value="184.784345699144" calcext:value-type="float">
            <text:p>184.7843456991</text:p>
          </table:table-cell>
          <table:table-cell office:value-type="float" office:value="1.01579" calcext:value-type="float">
            <text:p>1.01579</text:p>
          </table:table-cell>
          <table:table-cell office:value-type="float" office:value="0.000266" calcext:value-type="float">
            <text:p>0.000266</text:p>
          </table:table-cell>
          <table:table-cell table:formula="of:=[.E9]/[.F9]" office:value-type="float" office:value="3818.75939849624" calcext:value-type="float">
            <text:p>3818.7593984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9:13:28.676263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taza Yaqoob</meta:initial-creator>
    <meta:creation-date>2016-04-30T13:15:14.114086345</meta:creation-date>
    <dc:date>2016-05-09T19:16:11.119369373</dc:date>
    <dc:creator>Murtaza Yaqoob</dc:creator>
    <meta:editing-duration>PT56M9S</meta:editing-duration>
    <meta:editing-cycles>8</meta:editing-cycles>
    <meta:generator>LibreOffice/5.0.3.2$Linux_X86_64 LibreOffice_project/00m0$Build-2</meta:generator>
    <meta:document-statistic meta:table-count="1" meta:cell-count="63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title svg:x="6.789cm" svg:y="0.316cm" chart:style-name="ch2">
          <text:p>Inital Times</text:p>
        </chart:title>
        <chart:subtitle svg:x="6.524cm" svg:y="1.301cm" chart:style-name="ch3">
          <text:p>Smaller is better</text:p>
        </chart:subtitle>
        <chart:legend chart:legend-position="end" svg:x="11.026cm" svg:y="3.955cm" style:legend-expansion="high" chart:style-name="ch4"/>
        <chart:plot-area chart:style-name="ch5" table:cell-range-address="Sheet1.A2:Sheet1.C9 Sheet1.B1:Sheet1.C1" chart:data-source-has-labels="both" svg:x="1.33cm" svg:y="2.19cm" svg:width="9.377cm" svg:height="5.655cm">
          <chartooo:coordinate-region svg:x="2.428cm" svg:y="2.389cm" svg:width="7.722cm" svg:height="4.411cm"/>
          <chart:axis chart:dimension="x" chart:name="primary-x" chart:style-name="ch6" chartooo:axis-type="auto">
            <chartooo:date-scale/>
            <chart:title svg:x="4.849cm" svg:y="8.025cm" chart:style-name="ch7">
              <text:p>Filter/Operation</text:p>
            </chart:title>
            <chart:categories table:cell-range-address="Sheet1.A2:Sheet1.A9"/>
          </chart:axis>
          <chart:axis chart:dimension="y" chart:name="primary-y" chart:style-name="ch8">
            <chart:title svg:x="0.451cm" svg:y="5.352cm" chart:style-name="ch9">
              <text:p>Sec</text:p>
            </chart:title>
            <chart:grid chart:style-name="ch10" chart:class="major"/>
          </chart:axis>
          <chart:series chart:style-name="ch11" chart:values-cell-range-address="Sheet1.B2:Sheet1.B9" chart:label-cell-address="Sheet1.B1:Sheet1.B1" chart:class="chart:line">
            <chart:data-point chart:repeated="8"/>
          </chart:series>
          <chart:series chart:style-name="ch12" chart:values-cell-range-address="Sheet1.C2:Sheet1.C9" chart:label-cell-address="Sheet1.C1:Sheet1.C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. Time Software(sec)</text:p>
                <draw:g>
                  <svg:desc>Sheet1.B1:Sheet1.B1</svg:desc>
                </draw:g>
              </table:table-cell>
              <table:table-cell office:value-type="string">
                <text:p>Init. Time Glsl(sec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shold</text:p>
                <draw:g>
                  <svg:desc>Sheet1.A2:Sheet1.A9</svg:desc>
                </draw:g>
              </table:table-cell>
              <table:table-cell office:value-type="float" office:value="0.033173">
                <text:p>0.033173</text:p>
                <draw:g>
                  <svg:desc>Sheet1.B2:Sheet1.B9</svg:desc>
                </draw:g>
              </table:table-cell>
              <table:table-cell office:value-type="float" office:value="0.002107">
                <text:p>0.002107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Contrast</text:p>
              </table:table-cell>
              <table:table-cell office:value-type="float" office:value="0.031065">
                <text:p>0.031065</text:p>
              </table:table-cell>
              <table:table-cell office:value-type="float" office:value="0.001625">
                <text:p>0.001625</text:p>
              </table:table-cell>
            </table:table-row>
            <table:table-row>
              <table:table-cell office:value-type="string">
                <text:p>Gamma</text:p>
              </table:table-cell>
              <table:table-cell office:value-type="float" office:value="0.048267">
                <text:p>0.048267</text:p>
              </table:table-cell>
              <table:table-cell office:value-type="float" office:value="0.001502">
                <text:p>0.001502</text:p>
              </table:table-cell>
            </table:table-row>
            <table:table-row>
              <table:table-cell office:value-type="string">
                <text:p>Quantization</text:p>
              </table:table-cell>
              <table:table-cell office:value-type="float" office:value="0.030073">
                <text:p>0.030073</text:p>
              </table:table-cell>
              <table:table-cell office:value-type="float" office:value="0.001586">
                <text:p>0.001586</text:p>
              </table:table-cell>
            </table:table-row>
            <table:table-row>
              <table:table-cell office:value-type="string">
                <text:p>Histogram Strech</text:p>
              </table:table-cell>
              <table:table-cell office:value-type="float" office:value="0.032641">
                <text:p>0.032641</text:p>
              </table:table-cell>
              <table:table-cell office:value-type="float" office:value="0.001465">
                <text:p>0.001465</text:p>
              </table:table-cell>
            </table:table-row>
            <table:table-row>
              <table:table-cell office:value-type="string">
                <text:p>Blur</text:p>
              </table:table-cell>
              <table:table-cell office:value-type="float" office:value="0.122128">
                <text:p>0.122128</text:p>
              </table:table-cell>
              <table:table-cell office:value-type="float" office:value="0.002333">
                <text:p>0.002333</text:p>
              </table:table-cell>
            </table:table-row>
            <table:table-row>
              <table:table-cell office:value-type="string">
                <text:p>Sharpen</text:p>
              </table:table-cell>
              <table:table-cell office:value-type="float" office:value="0.156957">
                <text:p>0.156957</text:p>
              </table:table-cell>
              <table:table-cell office:value-type="float" office:value="0.002857">
                <text:p>0.002857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0.453276">
                <text:p>0.453276</text:p>
              </table:table-cell>
              <table:table-cell office:value-type="float" office:value="0.002453">
                <text:p>0.002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Post Time</text:p>
        </chart:title>
        <chart:subtitle svg:x="6.527cm" svg:y="1.301cm" chart:style-name="ch3">
          <text:p>Smaller is better</text:p>
        </chart:subtitle>
        <chart:legend chart:legend-position="end" svg:x="10.899cm" svg:y="3.952cm" style:legend-expansion="high" chart:style-name="ch4"/>
        <chart:plot-area chart:style-name="ch5" table:cell-range-address="Sheet1.A2:Sheet1.A9 Sheet1.E1:Sheet1.F9" chart:data-source-has-labels="both" svg:x="1.331cm" svg:y="2.19cm" svg:width="9.248cm" svg:height="5.649cm">
          <chartooo:coordinate-region svg:x="2.614cm" svg:y="2.389cm" svg:width="7.408cm" svg:height="4.405cm"/>
          <chart:axis chart:dimension="x" chart:name="primary-x" chart:style-name="ch6" chartooo:axis-type="auto">
            <chartooo:date-scale/>
            <chart:title svg:x="4.786cm" svg:y="8.019cm" chart:style-name="ch7">
              <text:p>Filter/Operation</text:p>
            </chart:title>
            <chart:categories table:cell-range-address="Sheet1.A2:Sheet1.A9"/>
          </chart:axis>
          <chart:axis chart:dimension="y" chart:name="primary-y" chart:style-name="ch8">
            <chart:title svg:x="0.451cm" svg:y="5.349cm" chart:style-name="ch9">
              <text:p>Sec</text:p>
            </chart:title>
            <chart:grid chart:style-name="ch10" chart:class="major"/>
          </chart:axis>
          <chart:series chart:style-name="ch11" chart:values-cell-range-address="Sheet1.E2:Sheet1.E9" chart:label-cell-address="Sheet1.E1:Sheet1.E1" chart:class="chart:line">
            <chart:data-point chart:repeated="8"/>
          </chart:series>
          <chart:series chart:style-name="ch12" chart:values-cell-range-address="Sheet1.F2:Sheet1.F9" chart:label-cell-address="Sheet1.F1:Sheet1.F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t Time Software(sec)</text:p>
                <draw:g>
                  <svg:desc>Sheet1.E1:Sheet1.E1</svg:desc>
                </draw:g>
              </table:table-cell>
              <table:table-cell office:value-type="string">
                <text:p>Post Time Glsl(sec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shold</text:p>
                <draw:g>
                  <svg:desc>Sheet1.A2:Sheet1.A9</svg:desc>
                </draw:g>
              </table:table-cell>
              <table:table-cell office:value-type="float" office:value="0.031886">
                <text:p>0.031886</text:p>
                <draw:g>
                  <svg:desc>Sheet1.E2:Sheet1.E9</svg:desc>
                </draw:g>
              </table:table-cell>
              <table:table-cell office:value-type="float" office:value="0.000145">
                <text:p>0.000145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Contrast</text:p>
              </table:table-cell>
              <table:table-cell office:value-type="float" office:value="0.0330653333333333">
                <text:p>0.0330653333333333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Gamma</text:p>
              </table:table-cell>
              <table:table-cell office:value-type="float" office:value="0.027434">
                <text:p>0.027434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Quantization</text:p>
              </table:table-cell>
              <table:table-cell office:value-type="float" office:value="0.025822">
                <text:p>0.025822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Histogram Strech</text:p>
              </table:table-cell>
              <table:table-cell office:value-type="float" office:value="0.027856">
                <text:p>0.027856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Blur</text:p>
              </table:table-cell>
              <table:table-cell office:value-type="float" office:value="0.121427">
                <text:p>0.121427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Sharpen</text:p>
              </table:table-cell>
              <table:table-cell office:value-type="float" office:value="0.203917">
                <text:p>0.203917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.01579">
                <text:p>1.01579</text:p>
              </table:table-cell>
              <table:table-cell office:value-type="float" office:value="0.000266">
                <text:p>0.0002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